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dent.Student( String id , String name , in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dent.Stu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BasedTest.test_filed_based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